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pilogue" svg:font-family="Epilogue, sans-serif"/>
    <style:font-face style:name="Inter" svg:font-family="Inter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804cm"/>
    </style:style>
    <style:style style:name="Tabela1.B" style:family="table-column">
      <style:table-column-properties style:column-width="2.24cm"/>
    </style:style>
    <style:style style:name="Tabela1.C" style:family="table-column">
      <style:table-column-properties style:column-width="2.54cm"/>
    </style:style>
    <style:style style:name="Tabela1.D" style:family="table-column">
      <style:table-column-properties style:column-width="1.722cm"/>
    </style:style>
    <style:style style:name="Tabela1.E" style:family="table-column">
      <style:table-column-properties style:column-width="2.591cm"/>
    </style:style>
    <style:style style:name="Tabela1.F" style:family="table-column">
      <style:table-column-properties style:column-width="3.007cm"/>
    </style:style>
    <style:style style:name="Tabela1.G" style:family="table-column">
      <style:table-column-properties style:column-width="3.096cm"/>
    </style:style>
    <style:style style:name="Tabela1.A1" style:family="table-cell">
      <style:table-cell-properties style:vertical-align="middle" fo:background-color="#b6d7a8" fo:padding="0.176cm" fo:border="1pt solid #000000">
        <style:background-image/>
      </style:table-cell-properties>
    </style:style>
    <style:style style:name="Tabela1.A3" style:family="table-cell">
      <style:table-cell-properties style:vertical-align="middle" fo:padding="0.176cm" fo:border="1pt solid #000000"/>
    </style:style>
    <style:style style:name="Tabela1.B3" style:family="table-cell">
      <style:table-cell-properties style:vertical-align="middle" fo:padding="0.176cm" fo:border="1pt solid #000000"/>
    </style:style>
    <style:style style:name="Tabela1.C3" style:family="table-cell">
      <style:table-cell-properties style:vertical-align="middle" fo:padding="0.176cm" fo:border="1pt solid #000000"/>
    </style:style>
    <style:style style:name="Tabela1.D3" style:family="table-cell">
      <style:table-cell-properties style:vertical-align="middle" fo:padding="0.176cm" fo:border="1pt solid #000000"/>
    </style:style>
    <style:style style:name="Tabela1.E3" style:family="table-cell">
      <style:table-cell-properties style:vertical-align="middle" fo:padding="0.176cm" fo:border="1pt solid #000000"/>
    </style:style>
    <style:style style:name="Tabela1.F3" style:family="table-cell">
      <style:table-cell-properties style:vertical-align="middle" fo:padding="0.176cm" fo:border="1pt solid #000000"/>
    </style:style>
    <style:style style:name="Tabela1.G3" style:family="table-cell">
      <style:table-cell-properties style:vertical-align="middle" fo:padding="0.176cm" fo:border="1pt solid #000000"/>
    </style:style>
    <style:style style:name="Tabela1.A4" style:family="table-cell">
      <style:table-cell-properties style:vertical-align="middle" fo:padding="0.176cm" fo:border="1pt solid #000000"/>
    </style:style>
    <style:style style:name="Tabela1.B4" style:family="table-cell">
      <style:table-cell-properties style:vertical-align="middle" fo:padding="0.176cm" fo:border="1pt solid #000000"/>
    </style:style>
    <style:style style:name="Tabela1.C4" style:family="table-cell">
      <style:table-cell-properties style:vertical-align="middle" fo:padding="0.176cm" fo:border="1pt solid #000000"/>
    </style:style>
    <style:style style:name="Tabela1.D4" style:family="table-cell">
      <style:table-cell-properties style:vertical-align="middle" fo:padding="0.176cm" fo:border="1pt solid #000000"/>
    </style:style>
    <style:style style:name="Tabela1.E4" style:family="table-cell">
      <style:table-cell-properties style:vertical-align="middle" fo:padding="0.176cm" fo:border="1pt solid #000000"/>
    </style:style>
    <style:style style:name="Tabela1.F4" style:family="table-cell">
      <style:table-cell-properties style:vertical-align="middle" fo:padding="0.176cm" fo:border="1pt solid #000000"/>
    </style:style>
    <style:style style:name="Tabela1.G4" style:family="table-cell">
      <style:table-cell-properties style:vertical-align="middle" fo:padding="0.176cm" fo:border="1pt solid #000000"/>
    </style:style>
    <style:style style:name="Tabela1.A5" style:family="table-cell">
      <style:table-cell-properties style:vertical-align="middle" fo:padding="0.176cm" fo:border="1pt solid #000000"/>
    </style:style>
    <style:style style:name="Tabela1.B5" style:family="table-cell">
      <style:table-cell-properties style:vertical-align="middle" fo:padding="0.176cm" fo:border="1pt solid #000000"/>
    </style:style>
    <style:style style:name="Tabela1.C5" style:family="table-cell">
      <style:table-cell-properties style:vertical-align="middle" fo:padding="0.176cm" fo:border="1pt solid #000000"/>
    </style:style>
    <style:style style:name="Tabela1.D5" style:family="table-cell">
      <style:table-cell-properties style:vertical-align="middle" fo:padding="0.176cm" fo:border="1pt solid #000000"/>
    </style:style>
    <style:style style:name="Tabela1.E5" style:family="table-cell">
      <style:table-cell-properties style:vertical-align="middle" fo:padding="0.176cm" fo:border="1pt solid #000000"/>
    </style:style>
    <style:style style:name="Tabela1.F5" style:family="table-cell">
      <style:table-cell-properties style:vertical-align="middle" fo:padding="0.176cm" fo:border="1pt solid #000000"/>
    </style:style>
    <style:style style:name="Tabela1.G5" style:family="table-cell">
      <style:table-cell-properties style:vertical-align="middle" fo:padding="0.176cm" fo:border="1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302cm"/>
    </style:style>
    <style:style style:name="Tabela2.B" style:family="table-column">
      <style:table-column-properties style:column-width="2.196cm"/>
    </style:style>
    <style:style style:name="Tabela2.C" style:family="table-column">
      <style:table-column-properties style:column-width="1.931cm"/>
    </style:style>
    <style:style style:name="Tabela2.D" style:family="table-column">
      <style:table-column-properties style:column-width="2.104cm"/>
    </style:style>
    <style:style style:name="Tabela2.E" style:family="table-column">
      <style:table-column-properties style:column-width="2.514cm"/>
    </style:style>
    <style:style style:name="Tabela2.F" style:family="table-column">
      <style:table-column-properties style:column-width="2.933cm"/>
    </style:style>
    <style:style style:name="Tabela2.G" style:family="table-column">
      <style:table-column-properties style:column-width="3.032cm"/>
    </style:style>
    <style:style style:name="Tabela2.A1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2.A3" style:family="table-cell">
      <style:table-cell-properties style:vertical-align="middle" fo:padding="0.176cm" fo:border="1pt solid #000000"/>
    </style:style>
    <style:style style:name="Tabela2.B3" style:family="table-cell">
      <style:table-cell-properties style:vertical-align="middle" fo:padding="0.176cm" fo:border="1pt solid #000000"/>
    </style:style>
    <style:style style:name="Tabela2.C3" style:family="table-cell">
      <style:table-cell-properties style:vertical-align="middle" fo:padding="0.176cm" fo:border="1pt solid #000000"/>
    </style:style>
    <style:style style:name="Tabela2.D3" style:family="table-cell">
      <style:table-cell-properties style:vertical-align="middle" fo:padding="0.176cm" fo:border="1pt solid #000000"/>
    </style:style>
    <style:style style:name="Tabela2.E3" style:family="table-cell">
      <style:table-cell-properties style:vertical-align="middle" fo:padding="0.176cm" fo:border="1pt solid #000000"/>
    </style:style>
    <style:style style:name="Tabela2.F3" style:family="table-cell">
      <style:table-cell-properties style:vertical-align="middle" fo:padding="0.176cm" fo:border="1pt solid #000000"/>
    </style:style>
    <style:style style:name="Tabela2.G3" style:family="table-cell">
      <style:table-cell-properties style:vertical-align="middle" fo:padding="0.176cm" fo:border="1pt solid #000000"/>
    </style:style>
    <style:style style:name="Tabela2.A4" style:family="table-cell">
      <style:table-cell-properties style:vertical-align="middle" fo:padding="0.176cm" fo:border="1pt solid #000000"/>
    </style:style>
    <style:style style:name="Tabela2.B4" style:family="table-cell">
      <style:table-cell-properties style:vertical-align="middle" fo:padding="0.176cm" fo:border="1pt solid #000000"/>
    </style:style>
    <style:style style:name="Tabela2.C4" style:family="table-cell">
      <style:table-cell-properties style:vertical-align="middle" fo:padding="0.176cm" fo:border="1pt solid #000000"/>
    </style:style>
    <style:style style:name="Tabela2.D4" style:family="table-cell">
      <style:table-cell-properties style:vertical-align="middle" fo:padding="0.176cm" fo:border="1pt solid #000000"/>
    </style:style>
    <style:style style:name="Tabela2.E4" style:family="table-cell">
      <style:table-cell-properties style:vertical-align="middle" fo:padding="0.176cm" fo:border="1pt solid #000000"/>
    </style:style>
    <style:style style:name="Tabela2.F4" style:family="table-cell">
      <style:table-cell-properties style:vertical-align="middle" fo:padding="0.176cm" fo:border="1pt solid #000000"/>
    </style:style>
    <style:style style:name="Tabela2.G4" style:family="table-cell">
      <style:table-cell-properties style:vertical-align="middle" fo:padding="0.176cm" fo:border="1pt solid #000000"/>
    </style:style>
    <style:style style:name="Tabela2.A5" style:family="table-cell">
      <style:table-cell-properties style:vertical-align="middle" fo:padding="0.176cm" fo:border="1pt solid #000000"/>
    </style:style>
    <style:style style:name="Tabela2.B5" style:family="table-cell">
      <style:table-cell-properties style:vertical-align="middle" fo:padding="0.176cm" fo:border="1pt solid #000000"/>
    </style:style>
    <style:style style:name="Tabela2.C5" style:family="table-cell">
      <style:table-cell-properties style:vertical-align="middle" fo:padding="0.176cm" fo:border="1pt solid #000000"/>
    </style:style>
    <style:style style:name="Tabela2.D5" style:family="table-cell">
      <style:table-cell-properties style:vertical-align="middle" fo:padding="0.176cm" fo:border="1pt solid #000000"/>
    </style:style>
    <style:style style:name="Tabela2.E5" style:family="table-cell">
      <style:table-cell-properties style:vertical-align="middle" fo:padding="0.176cm" fo:border="1pt solid #000000"/>
    </style:style>
    <style:style style:name="Tabela2.F5" style:family="table-cell">
      <style:table-cell-properties style:vertical-align="middle" fo:padding="0.176cm" fo:border="1pt solid #000000"/>
    </style:style>
    <style:style style:name="Tabela2.G5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text-properties fo:font-size="10pt" officeooo:rsid="0016984d" officeooo:paragraph-rsid="0016984d" style:font-size-asian="8.75pt" style:font-size-complex="10pt"/>
    </style:style>
    <style:style style:name="P2" style:family="paragraph" style:parent-style-name="Table_20_Contents">
      <style:text-properties fo:font-size="9pt" officeooo:rsid="0016984d" officeooo:paragraph-rsid="0016984d" style:font-size-asian="7.84999990463257pt" style:font-size-complex="9pt"/>
    </style:style>
    <style:style style:name="P3" style:family="paragraph" style:parent-style-name="Table_20_Contents">
      <style:text-properties fo:font-size="9pt" officeooo:rsid="0017ff28" officeooo:paragraph-rsid="0017ff28" style:font-size-asian="7.84999990463257pt" style:font-size-complex="9pt"/>
    </style:style>
    <style:style style:name="P4" style:family="paragraph" style:parent-style-name="Table_20_Contents">
      <style:text-properties officeooo:rsid="0017ff28" officeooo:paragraph-rsid="0017ff28"/>
    </style:style>
    <style:style style:name="P5" style:family="paragraph" style:parent-style-name="Table_20_Contents">
      <style:text-properties officeooo:rsid="0018a934" officeooo:paragraph-rsid="0018a934"/>
    </style:style>
    <style:style style:name="P6" style:family="paragraph" style:parent-style-name="Table_20_Contents">
      <style:text-properties fo:font-size="12pt" officeooo:rsid="0017ff28" officeooo:paragraph-rsid="0018a934" style:font-size-asian="12pt" style:font-size-complex="12pt"/>
    </style:style>
    <style:style style:name="P7" style:family="paragraph" style:parent-style-name="Table_20_Contents">
      <style:paragraph-properties fo:margin-top="0cm" fo:margin-bottom="0.499cm" loext:contextual-spacing="false"/>
    </style:style>
    <style:style style:name="P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Inter" fo:font-size="10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Inter" fo:font-size="10pt" fo:font-style="normal" style:text-underline-style="none" fo:font-weight="bold" officeooo:paragraph-rsid="0016984d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Inter" fo:font-size="8.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.141cm" loext:contextual-spacing="false" fo:line-height="138%" style:writing-mode="lr-tb"/>
      <style:text-properties fo:font-variant="normal" fo:text-transform="none" fo:color="#036b52" style:text-line-through-style="none" style:text-line-through-type="none" style:font-name="Epilogue" fo:font-size="26pt" fo:font-style="normal" style:text-underline-style="none" fo:font-weight="bold" style:text-blinking="false" fo:background-color="#ffffff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8761d" style:text-line-through-style="none" style:text-line-through-type="none" style:font-name="Inter" fo:font-size="11pt" fo:font-style="normal" style:text-underline-style="none" fo:font-weight="normal" style:text-blinking="false" fo:background-color="#ffffff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c4043" style:text-line-through-style="none" style:text-line-through-type="none" style:font-name="Inter" fo:font-size="10pt" fo:font-style="normal" style:text-underline-style="none" fo:font-weight="bold" style:text-blinking="false" fo:background-color="#ffffff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36b52" style:text-line-through-style="none" style:text-line-through-type="none" style:font-name="Inter" fo:font-size="10pt" fo:font-style="normal" style:text-underline-style="none" fo:font-weight="bold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36b52" style:text-line-through-style="none" style:text-line-through-type="none" style:font-name="Inter" fo:font-size="10pt" fo:font-style="normal" style:text-underline-style="none" fo:font-weight="bold" style:text-blinking="false" fo:background-color="#f9f9f9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d495c" style:text-line-through-style="none" style:text-line-through-type="none" style:font-name="Inter" fo:font-size="10pt" fo:font-style="normal" style:text-underline-style="none" fo:font-weight="normal" style:text-blinking="false" fo:background-color="#f9f9f9"/>
    </style:style>
    <style:style style:name="P1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3d495c" style:text-line-through-style="none" style:text-line-through-type="none" style:font-name="Inter" fo:font-size="10pt" fo:font-style="normal" style:text-underline-style="none" fo:font-weight="normal" style:text-blinking="false" fo:background-color="#f9f9f9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</style:style>
    <style:style style:name="P1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3d495c" style:text-line-through-style="none" style:text-line-through-type="none" style:font-name="Inter" fo:font-size="10pt" fo:font-style="normal" style:text-underline-style="none" fo:font-weight="normal" style:text-blinking="false" fo:background-color="#f9f9f9"/>
    </style:style>
    <style:style style:name="P2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3d495c" style:text-line-through-style="none" style:text-line-through-type="none" style:font-name="Inter" fo:font-size="10pt" fo:font-style="normal" style:text-underline-style="none" fo:font-weight="normal" officeooo:paragraph-rsid="0015812f" style:text-blinking="false" fo:background-color="#f9f9f9"/>
    </style:style>
    <style:style style:name="T1" style:family="text">
      <style:text-properties fo:font-variant="normal" fo:text-transform="none" fo:color="#3c4043" style:text-line-through-style="none" style:text-line-through-type="none" style:font-name="Inter" fo:font-size="10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3c4043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Inter" fo:font-size="10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4" style:family="text">
      <style:text-properties fo:font-variant="normal" fo:text-transform="none" fo:color="#3d495c" style:text-line-through-style="none" style:text-line-through-type="none" style:font-name="Inter" fo:font-size="10pt" fo:font-style="normal" style:text-underline-style="none" fo:font-weight="normal" style:text-blinking="false" fo:background-color="#f9f9f9" loext:char-shading-value="0"/>
    </style:style>
    <style:style style:name="T5" style:family="text">
      <style:text-properties fo:color="#1155cc" style:text-underline-style="solid" style:text-underline-width="auto" style:text-underline-color="font-color" fo:background-color="#ffffff" loext:char-shading-value="0"/>
    </style:style>
    <style:style style:name="T6" style:family="text">
      <style:text-properties fo:color="#1155cc" style:text-underline-style="solid" style:text-underline-width="auto" style:text-underline-color="font-color" officeooo:rsid="0015812f" fo:background-color="#ffffff" loext:char-shading-value="0"/>
    </style:style>
    <style:style style:name="T7" style:family="text">
      <style:text-properties officeooo:rsid="0015812f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594d5f0d-7fff-30f0-1f5c-fe376b44e482"/>Meu primeiro PDI na Trybe</text:p>
      <text:p text:style-name="Text_20_body"/>
      <text:p text:style-name="P12">Salve uma cópia deste documento em seu drive pessoal ou computador antes de realizar o preenchimento das seções abaixo. A sua versão personalizada será recuperada durante a nossa trilha de soft skills e nos seus encontros individuais com a Facilitação. </text:p>
      <text:p text:style-name="Text_20_body"/>
      <text:p text:style-name="P13">Nome: <text:span text:style-name="T7">Ciro Luann Veras de Almeida</text:span></text:p>
      <text:p text:style-name="P13">Data de criação do PDI:<text:span text:style-name="T7">23?/11/2022</text:span></text:p>
      <text:p text:style-name="P13">Turma/tribo: <text:span text:style-name="T7">Turma-29-a</text:span></text:p>
      <text:p text:style-name="Text_20_body"/>
      <text:p text:style-name="P14">PRIMEIRA PARTE</text:p>
      <text:p text:style-name="P18"><text:span text:style-name="T1">Lembra de quando nós fizemos o </text:span><text:a xlink:type="simple" xlink:href="https://app.betrybe.com/course/soft-skills/lideranca/autolideranca/e05afd48-4c2f-487b-a5ac-49b1abdac4d7/quem-influencia-voce/de549614-5ddd-44cf-8f7a-67c598e4ab6a?use_case=side_bar" text:style-name="Internet_20_link" text:visited-style-name="Visited_20_Internet_20_Link"><text:span text:style-name="T3">exercício de autoliderança</text:span></text:a><text:span text:style-name="T2"> </text:span><text:span text:style-name="T1">e pedimos para você guardar em um papel ou editor de textos digital a sua reflexão sobre </text:span><text:span text:style-name="T4">onde você está e aonde você quer chegar? Agora é o momento de recuperarmos esse material. Escreva abaixo os pontos destacados por você naquele momento:</text:span></text:p>
      <text:p text:style-name="Text_20_body"/>
      <text:list xml:id="list3999499969" text:style-name="L1">
        <text:list-item>
          <text:p text:style-name="P19">Ponto 1<text:span text:style-name="T5">-</text:span><text:span text:style-name="T6">Quero me torna um ótimo desenvolvedor.</text:span></text:p>
        </text:list-item>
        <text:list-item>
          <text:p text:style-name="P20">Ponto 2- <text:span text:style-name="T7">Traçar uma direção para não se perder.</text:span> </text:p>
        </text:list-item>
        <text:list-item>
          <text:p text:style-name="P19">Ponto 3- <text:span text:style-name="T7">Trabalhar em um boa empresa.</text:span></text:p>
        </text:list-item>
        <text:list-item>
          <text:p text:style-name="P19">Ponto 4- <text:span text:style-name="T7">Ter uma condição financeira para vives bem e comer bem.</text:span></text:p>
        </text:list-item>
      </text:list>
      <text:p text:style-name="Text_20_body"><text:line-break/></text:p>
      <text:p text:style-name="P15">SEGUNDA PARTE</text:p>
      <text:p text:style-name="P16">Reflita se os pontos destacados acima ainda fazem sentido para você. Você deve manter ou alterar o que escreveu tendo em mente que entre as suas prioridades nos próximos meses estão se formar na Trybe e trabalhar como dev. </text:p>
      <text:p text:style-name="Text_20_body"/>
      <text:p text:style-name="P15">TERCEIRA PARTE</text:p>
      <text:p text:style-name="P17">Considerando o seu momento de reflexão, preencha os espaços abaixo com os seus desejos, sejam eles pessoais ou profissionais. Nós simplificamos o modelo 5W2H para este primeiro exercício, no qual vamos focar no curto e médio prazos:</text:p>
      <text:p text:style-name="Standard"/>
      <text:p text:style-name="Standard"/>
      <text:section text:style-name="Sect1" text:name="docs-internal-guid-7cfb1c43-7fff-7095-a274-44fbe7f921eb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row table:style-name="TableLine94015032252000">
            <table:table-cell table:style-name="Tabela1.A1" table:number-columns-spanned="7" office:value-type="string">
              <text:p text:style-name="P8">CURTO PRAZO - ENTRE OS MÓDULOS DE FUNDAMENTOS &amp; FRONT-END </text:p>
              <text:p text:style-name="P8">(METAS PESSOAIS/PROFISSIONAIS PENSADAS PARA DE DOIS A SEIS MESES/CURTO PRAZO )</text:p>
              <text:p text:style-name="P8"/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015032252000">
            <table:table-cell table:style-name="Tabela1.A1" office:value-type="string">
              <text:p text:style-name="P8">O quê:</text:p>
              <text:p text:style-name="P7"><text:soft-page-break/></text:p>
              <text:p text:style-name="P10">Escreva aqui os seus objetivos.</text:p>
            </table:table-cell>
            <table:table-cell table:style-name="Tabela1.A1" office:value-type="string">
              <text:p text:style-name="P8">Por quê?</text:p>
              <text:p text:style-name="P7"><text:soft-page-break/></text:p>
              <text:p text:style-name="P10">Justifique o motivo de esses objetivos serem os priorizados por você.</text:p>
            </table:table-cell>
            <table:table-cell table:style-name="Tabela1.A1" office:value-type="string">
              <text:p text:style-name="P8">Quando?</text:p>
              <text:p text:style-name="P7"><text:soft-page-break/></text:p>
              <text:p text:style-name="P10">Cada objetivo deve ser previsto para realização em um determinado período</text:p>
            </table:table-cell>
            <table:table-cell table:style-name="Tabela1.A1" office:value-type="string">
              <text:p text:style-name="P8">Como?</text:p>
              <text:p text:style-name="P7"><text:soft-page-break/></text:p>
              <text:p text:style-name="P10">O que você precisa fazer para atingir o objetivo traçado?</text:p>
            </table:table-cell>
            <table:table-cell table:style-name="Tabela1.A1" office:value-type="string">
              <text:p text:style-name="P8">Skill <text:soft-page-break/>envolvida</text:p>
              <text:p text:style-name="P7"/>
              <text:p text:style-name="P10">Esse plano de ação está relacionado a hard skills ou soft skills? Nomeia a habilidade.</text:p>
            </table:table-cell>
            <table:table-cell table:style-name="Tabela1.A1" office:value-type="string">
              <text:p text:style-name="P8">Check-point <text:soft-page-break/>1</text:p>
              <text:p text:style-name="P7"/>
              <text:p text:style-name="P10">Qual(is) marco(s) que comprova que você está se desenvolvendo no que planejou?</text:p>
            </table:table-cell>
            <table:table-cell table:style-name="Tabela1.A1" office:value-type="string">
              <text:p text:style-name="P8">Check-point 2</text:p>
              <text:p text:style-name="P7"><text:soft-page-break/></text:p>
              <text:p text:style-name="P10">Qual(is) marco(s) que comprova que você está se desenvolvendo no que planejou?</text:p>
            </table:table-cell>
          </table:table-row>
          <table:table-row table:style-name="TableLine94015032252000">
            <table:table-cell table:style-name="Tabela1.A3" office:value-type="string">
              <text:p text:style-name="P1">Termina o curso.</text:p>
            </table:table-cell>
            <table:table-cell table:style-name="Tabela1.B3" office:value-type="string">
              <text:p text:style-name="P2">Pois é meu foco principal.</text:p>
            </table:table-cell>
            <table:table-cell table:style-name="Tabela1.C3" office:value-type="string">
              <text:p text:style-name="Table_20_Contents"/>
            </table:table-cell>
            <table:table-cell table:style-name="Tabela1.D3" office:value-type="string">
              <text:p text:style-name="P2">Estudas bastante.</text:p>
            </table:table-cell>
            <table:table-cell table:style-name="Tabela1.E3" office:value-type="string">
              <text:p text:style-name="P3">Os dois.</text:p>
            </table:table-cell>
            <table:table-cell table:style-name="Tabela1.F3" office:value-type="string">
              <text:p text:style-name="P3">Trybe.</text:p>
            </table:table-cell>
            <table:table-cell table:style-name="Tabela1.G3" office:value-type="string">
              <text:p text:style-name="P3">Mesmo com dificuldade to contunuando.</text:p>
            </table:table-cell>
          </table:table-row>
          <table:table-row table:style-name="TableLine94015032252000">
            <table:table-cell table:style-name="Tabela1.A4" office:value-type="string">
              <text:p text:style-name="P2">Trabalhar na área.</text:p>
            </table:table-cell>
            <table:table-cell table:style-name="Tabela1.B4" office:value-type="string">
              <text:p text:style-name="P2">Fazer valer a pena cada dificuldade passada.</text:p>
            </table:table-cell>
            <table:table-cell table:style-name="Tabela1.C4" office:value-type="string">
              <text:p text:style-name="Table_20_Contents"/>
            </table:table-cell>
            <table:table-cell table:style-name="Tabela1.D4" office:value-type="string">
              <text:p text:style-name="P2">Ser um bom programador.</text:p>
            </table:table-cell>
            <table:table-cell table:style-name="Tabela1.E4" office:value-type="string">
              <text:p text:style-name="P3">Os dois.</text:p>
            </table:table-cell>
            <table:table-cell table:style-name="Tabela1.F4" office:value-type="string">
              <text:p text:style-name="P3">Trybe.</text:p>
            </table:table-cell>
            <table:table-cell table:style-name="Tabela1.G4" office:value-type="string">
              <text:p text:style-name="P3">Mesmo com dificuldade to contunuando.</text:p>
            </table:table-cell>
          </table:table-row>
          <table:table-row table:style-name="TableLine94015032252000">
            <table:table-cell table:style-name="Tabela1.A5" office:value-type="string">
              <text:p text:style-name="P2">Viver bem.</text:p>
            </table:table-cell>
            <table:table-cell table:style-name="Tabela1.B5" office:value-type="string">
              <text:p text:style-name="P2">Para saber aproveitar o resultado.</text:p>
            </table:table-cell>
            <table:table-cell table:style-name="Tabela1.C5" office:value-type="string">
              <text:p text:style-name="Table_20_Contents"/>
            </table:table-cell>
            <table:table-cell table:style-name="Tabela1.D5" office:value-type="string">
              <text:p text:style-name="P2">Fazer o que gosto.</text:p>
            </table:table-cell>
            <table:table-cell table:style-name="Tabela1.E5" office:value-type="string">
              <text:p text:style-name="P3">Os dois.</text:p>
            </table:table-cell>
            <table:table-cell table:style-name="Tabela1.F5" office:value-type="string">
              <text:p text:style-name="P3">Trybe.</text:p>
            </table:table-cell>
            <table:table-cell table:style-name="Tabela1.G5" office:value-type="string">
              <text:p text:style-name="P3">Mesmo com dificuldade to contunuando.</text:p>
            </table:table-cell>
          </table:table-row>
        </table:table>
        <text:p text:style-name="Text_20_body"/>
      </text:section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leLine94015050646144">
          <table:table-cell table:style-name="Tabela2.A1" table:number-columns-spanned="7" office:value-type="string">
            <text:p text:style-name="P8">MÉDIO PRAZO - ENTRE OS MÓDULOS DE FRONT-END &amp; BACK-END</text:p>
            <text:p text:style-name="P8">(METAS PESSOAIS/PROFISSIONAIS  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5050646144">
          <table:table-cell table:style-name="Tabela2.A1" office:value-type="string">
            <text:p text:style-name="P8">O quê:</text:p>
            <text:p text:style-name="P7"/>
            <text:p text:style-name="P10">Escreva aqui os seus objetivos.</text:p>
          </table:table-cell>
          <table:table-cell table:style-name="Tabela2.A1" office:value-type="string">
            <text:p text:style-name="P8">Por quê?</text:p>
            <text:p text:style-name="P7"/>
            <text:p text:style-name="P10">Justifique o motivo de esses objetivos serem os priorizados por você.</text:p>
          </table:table-cell>
          <table:table-cell table:style-name="Tabela2.A1" office:value-type="string">
            <text:p text:style-name="P8">Quando?</text:p>
            <text:p text:style-name="P7"/>
            <text:p text:style-name="P10">Cada objetivo deve ser previsto para realização em um determinado período.</text:p>
          </table:table-cell>
          <table:table-cell table:style-name="Tabela2.A1" office:value-type="string">
            <text:p text:style-name="P8">Como?</text:p>
            <text:p text:style-name="P7"/>
            <text:p text:style-name="P10">O que você precisa fazer para atingir o objetivo traçado?Qual a sua estratégia?</text:p>
          </table:table-cell>
          <table:table-cell table:style-name="Tabela2.A1" office:value-type="string">
            <text:p text:style-name="P8">Skill envolvida</text:p>
            <text:p text:style-name="P7"/>
            <text:p text:style-name="P10">Esse plano de ação está relacionado a hard skills ou soft skills? Nomeia a habilidade.</text:p>
          </table:table-cell>
          <table:table-cell table:style-name="Tabela2.A1" office:value-type="string">
            <text:p text:style-name="P8">Check-point 1</text:p>
            <text:p text:style-name="P7"/>
            <text:p text:style-name="P10">Qual(is) marco(s) que comprova que você está se desenvolvendo no que planejou?</text:p>
          </table:table-cell>
          <table:table-cell table:style-name="Tabela2.A1" office:value-type="string">
            <text:p text:style-name="P8">Check-point 1</text:p>
            <text:p text:style-name="P7"/>
            <text:p text:style-name="P10">Qual(is) marco(s) que comprova que você está se desenvolvendo no que planejou?</text:p>
          </table:table-cell>
        </table:table-row>
        <table:table-row table:style-name="TableLine94015050646144">
          <table:table-cell table:style-name="Tabela2.A3" office:value-type="string">
            <text:p text:style-name="P4">Termina o curso.</text:p>
          </table:table-cell>
          <table:table-cell table:style-name="Tabela2.B3" office:value-type="string">
            <text:p text:style-name="P4">Para terminar o que comecei.</text:p>
          </table:table-cell>
          <table:table-cell table:style-name="Tabela2.C3" office:value-type="string">
            <text:p text:style-name="P4">No máximo 2 anos.</text:p>
          </table:table-cell>
          <table:table-cell table:style-name="Tabela2.D3" office:value-type="string">
            <text:p text:style-name="P4">Estudar bastante.</text:p>
          </table:table-cell>
          <table:table-cell table:style-name="Tabela2.E3" office:value-type="string">
            <text:p text:style-name="P4">Solft skills e hard skills.</text:p>
          </table:table-cell>
          <table:table-cell table:style-name="Tabela2.F3" office:value-type="string">
            <text:p text:style-name="P5">TRYBE</text:p>
          </table:table-cell>
          <table:table-cell table:style-name="Tabela2.G3" office:value-type="string">
            <text:p text:style-name="P6">Mesmo com dificuldade to contunuando.</text:p>
          </table:table-cell>
        </table:table-row>
        <table:table-row table:style-name="TableLine94015050646144">
          <table:table-cell table:style-name="Tabela2.A4" office:value-type="string">
            <text:p text:style-name="P4">Arrumar um bom emprego.</text:p>
          </table:table-cell>
          <table:table-cell table:style-name="Tabela2.B4" office:value-type="string">
            <text:p text:style-name="P4">Para ter uma vida tranquila.</text:p>
          </table:table-cell>
          <table:table-cell table:style-name="Tabela2.C4" office:value-type="string">
            <text:p text:style-name="P4">2 <text:s/>anos.</text:p>
          </table:table-cell>
          <table:table-cell table:style-name="Tabela2.D4" office:value-type="string">
            <text:p text:style-name="P4">Ficar a tento nas vagas de emprego.</text:p>
          </table:table-cell>
          <table:table-cell table:style-name="Tabela2.E4" office:value-type="string">
            <text:p text:style-name="P4">Solft skills e hard skills.</text:p>
          </table:table-cell>
          <table:table-cell table:style-name="Tabela2.F4" office:value-type="string">
            <text:p text:style-name="P5">TRYBE</text:p>
          </table:table-cell>
          <table:table-cell table:style-name="Tabela2.G4" office:value-type="string">
            <text:p text:style-name="P6">Mesmo com dificuldade to contunuando.</text:p>
          </table:table-cell>
        </table:table-row>
        <table:table-row table:style-name="TableLine94015050646144">
          <table:table-cell table:style-name="Tabela2.A5" office:value-type="string">
            <text:p text:style-name="P4">Viver bem.</text:p>
          </table:table-cell>
          <table:table-cell table:style-name="Tabela2.B5" office:value-type="string">
            <text:p text:style-name="P4">Ser feliz no que <text:soft-page-break/>faço.</text:p>
          </table:table-cell>
          <table:table-cell table:style-name="Tabela2.C5" office:value-type="string">
            <text:p text:style-name="P4">2 anos.</text:p>
          </table:table-cell>
          <table:table-cell table:style-name="Tabela2.D5" office:value-type="string">
            <text:p text:style-name="P4">Ajudar minha <text:soft-page-break/>família.</text:p>
          </table:table-cell>
          <table:table-cell table:style-name="Tabela2.E5" office:value-type="string">
            <text:p text:style-name="P4">Solft skills e hard skills.</text:p>
          </table:table-cell>
          <table:table-cell table:style-name="Tabela2.F5" office:value-type="string">
            <text:p text:style-name="P5">TRYBE</text:p>
          </table:table-cell>
          <table:table-cell table:style-name="Tabela2.G5" office:value-type="string">
            <text:p text:style-name="P6">Mesmo com dificuldade to <text:soft-page-break/>contunuand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pilogue" svg:font-family="Epilogue, sans-serif"/>
    <style:font-face style:name="Inter" svg:font-family="Inter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4:48:11.874156228</meta:creation-date>
    <dc:date>2022-11-23T15:30:40.922956059</dc:date>
    <meta:editing-duration>PT4M27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3" meta:paragraph-count="87" meta:word-count="586" meta:character-count="3533" meta:non-whitespace-character-count="3030"/>
  </office:meta>
</office:document-meta>
</file>